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B2F45627BD8E55B4.png" manifest:media-type="image/png"/>
  <manifest:file-entry manifest:full-path="Pictures/10000000000002FA00000215269AEE4FBF09E0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6b8d" officeooo:paragraph-rsid="001f6b8d"/>
    </style:style>
    <style:style style:name="P2" style:family="paragraph" style:parent-style-name="Standard">
      <style:text-properties officeooo:paragraph-rsid="001f6b8d"/>
    </style:style>
    <style:style style:name="T1" style:family="text">
      <style:text-properties officeooo:rsid="001f6b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teracao/Exclusao Lanc.Bancarios</text:p>
      <text:p text:style-name="P2"><draw:frame draw:style-name="fr1" draw:name="Figura1" text:anchor-type="paragraph" svg:width="17cm" svg:height="11.89cm" draw:z-index="0"><draw:image xlink:href="Pictures/10000000000002FA00000215B2F45627BD8E55B4.png" xlink:type="simple" xlink:show="embed" xlink:actuate="onLoad" loext:mime-type="image/x-vclgraphic"/></draw:frame><text:span text:style-name="T1">Abaixo a mensagem:</text:span></text:p>
      <text:p text:style-name="P1"><draw:frame draw:style-name="fr1" draw:name="Figura2" text:anchor-type="paragraph" svg:width="17cm" svg:height="11.89cm" draw:z-index="1"><draw:image xlink:href="Pictures/10000000000002FA00000215269AEE4FBF09E04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8:33:56.614000000</meta:creation-date>
    <dc:date>2018-05-07T08:57:16.411000000</dc:date>
    <meta:editing-duration>PT13M8S</meta:editing-duration>
    <meta:editing-cycles>2</meta:editing-cycles>
    <meta:generator>LibreOffice/5.4.5.1$Windows_x86 LibreOffice_project/79c9829dd5d8054ec39a82dc51cd9eff340dbee8</meta:generator>
    <meta:document-statistic meta:table-count="0" meta:image-count="2" meta:object-count="0" meta:page-count="1" meta:paragraph-count="2" meta:word-count="5" meta:character-count="51" meta:non-whitespace-character-count="48"/>
  </office:meta>
</office:document-meta>
</file>